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break-before="auto" fo:break-after="auto" style:writing-mode="lr-tb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 style:master-page-name="Standard">
      <style:paragraph-properties fo:margin-top="0cm" fo:margin-bottom="0.529cm" loext:contextual-spacing="false" fo:line-height="115%" style:page-number="auto" fo:break-before="auto" fo:break-after="auto" style:writing-mode="lr-tb"/>
    </style:style>
    <style:style style:name="P5" style:family="paragraph" style:parent-style-name="Standard">
      <style:paragraph-properties fo:margin-top="0cm" fo:margin-bottom="0.353cm" loext:contextual-spacing="false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7365d"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color="#4f81bd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://mlppolska.pl/watek/6596-equetrip-comedy-human-adventure-shipping-z/" text:style-name="Internet_20_link" text:visited-style-name="Visited_20_Internet_20_Link"><text:span text:style-name="T1">EqueTrip</text:span></text:a></text:p>
      <text:p text:style-name="P1"><text:span text:style-name="T2">[Comedy][Human][Adventure][Shipping]</text:span></text:p>
      <text:p text:style-name="P1"><text:span text:style-name="T2">Autor: Psoras</text:span></text:p>
      <text:p text:style-name="P1"><text:s/></text:p>
      <text:p text:style-name="P2"><text:span text:style-name="T3">Motyw „brony trafia do Equestrii” kojarzył mi się definitywnie źle. Większość fanfików tego typu aż „zaskakuje” swoją sztampą i infantylnością. Ale czy to znaczy, że nie da się tego zrobić dobrze, ponieważ sam koncept jest do kitu? Zdecydowanie nie! Idealnym przykładem, który zerwał z niechlubnym stereotypem, jest właśnie „EqueTrip” autorstwa Psorasa.</text:span></text:p>
      <text:p text:style-name="P2"><text:span text:style-name="T3">Historia ta opowiada o przygodach czterech bronych – Psorasa, Dalira, Chuma i Vana, którzy za sprawą pewnego inżyniera z Grudziądza wybrali się na wycieczkę do krainy kolorowych salcesonów. Oczywiście, by nie wzbudzać sensacji, musieli się najpierw sponyfikować. W samej Equestrii, prócz zwiedzania, nasi bronies robią jeszcze parę innych rzeczy – chociażby ratują kraj, jeżdżą pociągami, podbijają klacze serca, poznają Mane 6 i wiele innych rzeczy. Brzmi kiepsko, prawda? A jest wprost przeciwnie!</text:span></text:p>
      <text:p text:style-name="P2"><text:span text:style-name="T3">Głównym atutem tego fanfika jest zdecydowanie humor. Dowcip jest inteligentny i niewulgarny. Mamy do czynienia zarówno ze wspaniałymi żartami sytuacyjnymi, jak i z przezabawnymi nawiązaniami oraz gierkami słownymi. To aż niezwykłe, że Psorasowi udało się napisać tak długą komedię, która nie powoduje znużenia czytelnika i cały czas bawi. Dzieje się tak przede wszystkim dzięki odkrywczości i różnorodności żartów. Po prostu nie sposób się nie uśmiać.</text:span></text:p>
      <text:p text:style-name="P2"><text:span text:style-name="T3">Fabuła to kolejna zaleta „EqueTripa”. Autor udowadnia, że można stworzyć coś, co sztampą jest tylko z pozoru. Innowacyjność, nieprzewidywalność – tak można opisać akcję tego opowiadania. Czytelnik nie nudzi się nawet przez chwilę, chce tylko więcej i więcej.</text:span></text:p>
      <text:p text:style-name="P2"><text:span text:style-name="T3">Na wyróżnienie zasługują wątki miłosne, które poprowadzono w sposób zabawny i przyjemny. Nie powodują zgrzytów, a miłość Dalira do Lyry i Vana do Rarity nie ma w sobie niczego z tych emowatych romansów, jakie spotykamy zazwyczaj w opowiadaniach fandomowych. Psoras zdecydowanie odrobił pracę domową z relacji międzyludzkich.</text:span></text:p>
      <text:p text:style-name="P2"><text:span text:style-name="T3">W fanfiku spotykamy się również z ważnymi dla fabuły elementami przygodowymi. Kucykowy geniusz chce dokopać Twilight przy pomocy komputerów z ludzkiego świata. I to z systemem Linux! A trójka z naszych bronies postanawia pomóc Mane 6.</text:span></text:p>
      <text:p text:style-name="P2"><text:soft-page-break/><text:span text:style-name="T3">Do tego wszystkiego dochodzi starcie NLR kontra SE. Kolejny znany i popularny motyw? Nie! Nie w takim wydaniu. To jeden z najlepszych przykładów na pomysłowość autora, która nie zna granic i ciągle zaskakuje czytelnika.</text:span></text:p>
      <text:p text:style-name="P2"><text:span text:style-name="T3">Dobrze dobrano tempo akcji – nic nie dzieje się ani za szybko, ani za wolno. Nie ma wrażenia nieregularności, fanfik przez cały czas trzyma poziom.</text:span></text:p>
      <text:p text:style-name="P2"><text:span text:style-name="T3">Kreacja postaci nie zasługuje na pochwałę. Należy im się własna świątynia. Naprawdę, rzadko kiedy widuję tak wspaniale oddane postacie kanoniczne, które nie wywołują jakichkolwiek zgrzytów i są po prostu naturalne. Zaś OCki – autor znowu się popisał i wykonał wspaniałą robotę. Nie są IMBA ani OP. Nie ma w nich typowego, nieszczęśliwego broniego, dla którego Equestria to kraina marzeń, a prawdziwe życie jest złe i niedobre. Bohaterowie żyją, nie zapomina się o nich po przysłowiowych pięciu minutach. Interakcje pomiędzy postaciami są wręcz idealne. Nie ma w nich nic ze sztuczności.</text:span></text:p>
      <text:p text:style-name="P2"><text:span text:style-name="T3">Jeśli nie wiesz, jak wyglądają dobre opisy, to przeczytaj „EqueTripa”. Ani nie ma ich za mało, ani nie są przesadzone niczym w źle pokroju „Nad Niemnem”. Działają mocno na wyobraźnię czytelnika i doskonale kreują świat przedstawiony utworu, który prezentuje się bardzo naturalnie, jest żywy, różnorodny i pasjonujący.</text:span></text:p>
      <text:p text:style-name="P2"><text:span text:style-name="T3">Jedynym mankamentem „EqueTripa” mogą być opisy kolei, której autor jest miłośnikiem, a ponieważ jeden z bohaterów w fanfiku jest jego ponysoną, to pociągów mamy w tym opowiadaniu od groma. Jednym się to spodoba, innych może nieco nużyć – kwestia gustu. Ja zdecydowanie należałam do drugiej grupy, jednak nie było to dużą przeszkodą w lekturze.</text:span></text:p>
      <text:p text:style-name="P2"><text:span text:style-name="T3">Powiedziałabym, że Psoras stworzył jedno z najlepszych opowiadań polskiego fandomu, które bezwzględnie polecam każdemu, ponieważ jest to komedia, która trafi chyba do wszystkich. Napisany lekkim stylem tekst czyta się bardzo szybko i przyjemnie. To jeden z tych fanfików, które właściwie nie mają żadnych wad, więc radzę czytać i się cieszyć. Zdecydowany zwycięzca w swojej kategorii.</text:span></text:p>
      <text:p text:style-name="P5"><text:s/></text:p>
      <text:p text:style-name="P5">Cahan</text:p>
      <text:p text:style-name="P5"><text:s/></text:p>
      <text:p text:style-name="P2"><text:span text:style-name="T3">Obrazki: </text:span><office:annotation><dc:date>0000-00-00T00:00:00</dc:date><text:p text:style-name="P6"><text:span text:style-name="T5">Jest dostępny w razie czego inny, bo ten średnio będzie prezentował się na początku artykułu</text:span></text:p></office:annotation><text:a xlink:type="simple" xlink:href="http://3.bp.blogspot.com/-_2Fm1yj4DW8/UeEsfr0QOQI/AAAAAAAAB0g/t-DxCk5hb90/s640/vh-b-j,.png" text:style-name="Internet_20_link" text:visited-style-name="Visited_20_Internet_20_Link">http</text:a><text:a xlink:type="simple" xlink:href="http://3.bp.blogspot.com/-_2Fm1yj4DW8/UeEsfr0QOQI/AAAAAAAAB0g/t-DxCk5hb90/s640/vh-b-j,.png" text:style-name="Internet_20_link" text:visited-style-name="Visited_20_Internet_20_Link">://3.</text:a><text:a xlink:type="simple" xlink:href="http://3.bp.blogspot.com/-_2Fm1yj4DW8/UeEsfr0QOQI/AAAAAAAAB0g/t-DxCk5hb90/s640/vh-b-j,.png" text:style-name="Internet_20_link" text:visited-style-name="Visited_20_Internet_20_Link">bp</text:a><text:a xlink:type="simple" xlink:href="http://3.bp.blogspot.com/-_2Fm1yj4DW8/UeEsfr0QOQI/AAAAAAAAB0g/t-DxCk5hb90/s640/vh-b-j,.png" text:style-name="Internet_20_link" text:visited-style-name="Visited_20_Internet_20_Link">.</text:a><text:a xlink:type="simple" xlink:href="http://3.bp.blogspot.com/-_2Fm1yj4DW8/UeEsfr0QOQI/AAAAAAAAB0g/t-DxCk5hb90/s640/vh-b-j,.png" text:style-name="Internet_20_link" text:visited-style-name="Visited_20_Internet_20_Link">blogspot</text:a><text:a xlink:type="simple" xlink:href="http://3.bp.blogspot.com/-_2Fm1yj4DW8/UeEsfr0QOQI/AAAAAAAAB0g/t-DxCk5hb90/s640/vh-b-j,.png" text:style-name="Internet_20_link" text:visited-style-name="Visited_20_Internet_20_Link">.</text:a><text:a xlink:type="simple" xlink:href="http://3.bp.blogspot.com/-_2Fm1yj4DW8/UeEsfr0QOQI/AAAAAAAAB0g/t-DxCk5hb90/s640/vh-b-j,.png" text:style-name="Internet_20_link" text:visited-style-name="Visited_20_Internet_20_Link">com</text:a><text:a xlink:type="simple" xlink:href="http://3.bp.blogspot.com/-_2Fm1yj4DW8/UeEsfr0QOQI/AAAAAAAAB0g/t-DxCk5hb90/s640/vh-b-j,.png" text:style-name="Internet_20_link" text:visited-style-name="Visited_20_Internet_20_Link">/-_2</text:a><text:a xlink:type="simple" xlink:href="http://3.bp.blogspot.com/-_2Fm1yj4DW8/UeEsfr0QOQI/AAAAAAAAB0g/t-DxCk5hb90/s640/vh-b-j,.png" text:style-name="Internet_20_link" text:visited-style-name="Visited_20_Internet_20_Link">Fm</text:a><text:a xlink:type="simple" xlink:href="http://3.bp.blogspot.com/-_2Fm1yj4DW8/UeEsfr0QOQI/AAAAAAAAB0g/t-DxCk5hb90/s640/vh-b-j,.png" text:style-name="Internet_20_link" text:visited-style-name="Visited_20_Internet_20_Link">1</text:a><text:a xlink:type="simple" xlink:href="http://3.bp.blogspot.com/-_2Fm1yj4DW8/UeEsfr0QOQI/AAAAAAAAB0g/t-DxCk5hb90/s640/vh-b-j,.png" text:style-name="Internet_20_link" text:visited-style-name="Visited_20_Internet_20_Link">yj</text:a><text:a xlink:type="simple" xlink:href="http://3.bp.blogspot.com/-_2Fm1yj4DW8/UeEsfr0QOQI/AAAAAAAAB0g/t-DxCk5hb90/s640/vh-b-j,.png" text:style-name="Internet_20_link" text:visited-style-name="Visited_20_Internet_20_Link">4</text:a><text:a xlink:type="simple" xlink:href="http://3.bp.blogspot.com/-_2Fm1yj4DW8/UeEsfr0QOQI/AAAAAAAAB0g/t-DxCk5hb90/s640/vh-b-j,.png" text:style-name="Internet_20_link" text:visited-style-name="Visited_20_Internet_20_Link">DW</text:a><text:a xlink:type="simple" xlink:href="http://3.bp.blogspot.com/-_2Fm1yj4DW8/UeEsfr0QOQI/AAAAAAAAB0g/t-DxCk5hb90/s640/vh-b-j,.png" text:style-name="Internet_20_link" text:visited-style-name="Visited_20_Internet_20_Link">8/</text:a><text:a xlink:type="simple" xlink:href="http://3.bp.blogspot.com/-_2Fm1yj4DW8/UeEsfr0QOQI/AAAAAAAAB0g/t-DxCk5hb90/s640/vh-b-j,.png" text:style-name="Internet_20_link" text:visited-style-name="Visited_20_Internet_20_Link">UeEsfr</text:a><text:a xlink:type="simple" xlink:href="http://3.bp.blogspot.com/-_2Fm1yj4DW8/UeEsfr0QOQI/AAAAAAAAB0g/t-DxCk5hb90/s640/vh-b-j,.png" text:style-name="Internet_20_link" text:visited-style-name="Visited_20_Internet_20_Link">0</text:a><text:a xlink:type="simple" xlink:href="http://3.bp.blogspot.com/-_2Fm1yj4DW8/UeEsfr0QOQI/AAAAAAAAB0g/t-DxCk5hb90/s640/vh-b-j,.png" text:style-name="Internet_20_link" text:visited-style-name="Visited_20_Internet_20_Link">QOQI</text:a><text:a xlink:type="simple" xlink:href="http://3.bp.blogspot.com/-_2Fm1yj4DW8/UeEsfr0QOQI/AAAAAAAAB0g/t-DxCk5hb90/s640/vh-b-j,.png" text:style-name="Internet_20_link" text:visited-style-name="Visited_20_Internet_20_Link">/</text:a><text:a xlink:type="simple" xlink:href="http://3.bp.blogspot.com/-_2Fm1yj4DW8/UeEsfr0QOQI/AAAAAAAAB0g/t-DxCk5hb90/s640/vh-b-j,.png" text:style-name="Internet_20_link" text:visited-style-name="Visited_20_Internet_20_Link">AAAAAAAAB</text:a><text:a xlink:type="simple" xlink:href="http://3.bp.blogspot.com/-_2Fm1yj4DW8/UeEsfr0QOQI/AAAAAAAAB0g/t-DxCk5hb90/s640/vh-b-j,.png" text:style-name="Internet_20_link" text:visited-style-name="Visited_20_Internet_20_Link">0</text:a><text:a xlink:type="simple" xlink:href="http://3.bp.blogspot.com/-_2Fm1yj4DW8/UeEsfr0QOQI/AAAAAAAAB0g/t-DxCk5hb90/s640/vh-b-j,.png" text:style-name="Internet_20_link" text:visited-style-name="Visited_20_Internet_20_Link">g</text:a><text:a xlink:type="simple" xlink:href="http://3.bp.blogspot.com/-_2Fm1yj4DW8/UeEsfr0QOQI/AAAAAAAAB0g/t-DxCk5hb90/s640/vh-b-j,.png" text:style-name="Internet_20_link" text:visited-style-name="Visited_20_Internet_20_Link">/</text:a><text:a xlink:type="simple" xlink:href="http://3.bp.blogspot.com/-_2Fm1yj4DW8/UeEsfr0QOQI/AAAAAAAAB0g/t-DxCk5hb90/s640/vh-b-j,.png" text:style-name="Internet_20_link" text:visited-style-name="Visited_20_Internet_20_Link">t</text:a><text:a xlink:type="simple" xlink:href="http://3.bp.blogspot.com/-_2Fm1yj4DW8/UeEsfr0QOQI/AAAAAAAAB0g/t-DxCk5hb90/s640/vh-b-j,.png" text:style-name="Internet_20_link" text:visited-style-name="Visited_20_Internet_20_Link">-</text:a><text:a xlink:type="simple" xlink:href="http://3.bp.blogspot.com/-_2Fm1yj4DW8/UeEsfr0QOQI/AAAAAAAAB0g/t-DxCk5hb90/s640/vh-b-j,.png" text:style-name="Internet_20_link" text:visited-style-name="Visited_20_Internet_20_Link">DxCk</text:a><text:a xlink:type="simple" xlink:href="http://3.bp.blogspot.com/-_2Fm1yj4DW8/UeEsfr0QOQI/AAAAAAAAB0g/t-DxCk5hb90/s640/vh-b-j,.png" text:style-name="Internet_20_link" text:visited-style-name="Visited_20_Internet_20_Link">5</text:a><text:a xlink:type="simple" xlink:href="http://3.bp.blogspot.com/-_2Fm1yj4DW8/UeEsfr0QOQI/AAAAAAAAB0g/t-DxCk5hb90/s640/vh-b-j,.png" text:style-name="Internet_20_link" text:visited-style-name="Visited_20_Internet_20_Link">hb</text:a><text:a xlink:type="simple" xlink:href="http://3.bp.blogspot.com/-_2Fm1yj4DW8/UeEsfr0QOQI/AAAAAAAAB0g/t-DxCk5hb90/s640/vh-b-j,.png" text:style-name="Internet_20_link" text:visited-style-name="Visited_20_Internet_20_Link">90/</text:a><text:a xlink:type="simple" xlink:href="http://3.bp.blogspot.com/-_2Fm1yj4DW8/UeEsfr0QOQI/AAAAAAAAB0g/t-DxCk5hb90/s640/vh-b-j,.png" text:style-name="Internet_20_link" text:visited-style-name="Visited_20_Internet_20_Link">s</text:a><text:a xlink:type="simple" xlink:href="http://3.bp.blogspot.com/-_2Fm1yj4DW8/UeEsfr0QOQI/AAAAAAAAB0g/t-DxCk5hb90/s640/vh-b-j,.png" text:style-name="Internet_20_link" text:visited-style-name="Visited_20_Internet_20_Link">640/</text:a><text:a xlink:type="simple" xlink:href="http://3.bp.blogspot.com/-_2Fm1yj4DW8/UeEsfr0QOQI/AAAAAAAAB0g/t-DxCk5hb90/s640/vh-b-j,.png" text:style-name="Internet_20_link" text:visited-style-name="Visited_20_Internet_20_Link">vh</text:a><text:a xlink:type="simple" xlink:href="http://3.bp.blogspot.com/-_2Fm1yj4DW8/UeEsfr0QOQI/AAAAAAAAB0g/t-DxCk5hb90/s640/vh-b-j,.png" text:style-name="Internet_20_link" text:visited-style-name="Visited_20_Internet_20_Link">-</text:a><text:a xlink:type="simple" xlink:href="http://3.bp.blogspot.com/-_2Fm1yj4DW8/UeEsfr0QOQI/AAAAAAAAB0g/t-DxCk5hb90/s640/vh-b-j,.png" text:style-name="Internet_20_link" text:visited-style-name="Visited_20_Internet_20_Link">b</text:a><text:a xlink:type="simple" xlink:href="http://3.bp.blogspot.com/-_2Fm1yj4DW8/UeEsfr0QOQI/AAAAAAAAB0g/t-DxCk5hb90/s640/vh-b-j,.png" text:style-name="Internet_20_link" text:visited-style-name="Visited_20_Internet_20_Link">-</text:a><text:a xlink:type="simple" xlink:href="http://3.bp.blogspot.com/-_2Fm1yj4DW8/UeEsfr0QOQI/AAAAAAAAB0g/t-DxCk5hb90/s640/vh-b-j,.png" text:style-name="Internet_20_link" text:visited-style-name="Visited_20_Internet_20_Link">j</text:a><text:a xlink:type="simple" xlink:href="http://3.bp.blogspot.com/-_2Fm1yj4DW8/UeEsfr0QOQI/AAAAAAAAB0g/t-DxCk5hb90/s640/vh-b-j,.png" text:style-name="Internet_20_link" text:visited-style-name="Visited_20_Internet_20_Link">,.</text:a><text:a xlink:type="simple" xlink:href="http://3.bp.blogspot.com/-_2Fm1yj4DW8/UeEsfr0QOQI/AAAAAAAAB0g/t-DxCk5hb90/s640/vh-b-j,.png" text:style-name="Internet_20_link" text:visited-style-name="Visited_20_Internet_20_Link">png</text:a><text:span text:style-name="T3"> (Źródło to dowolny rozdział opowiadania – jest na początku każdego~Dolar84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4-10-31T17:18:17.664000000</dc:date>
    <meta:editing-duration>PT1M29S</meta:editing-duration>
    <meta:document-statistic meta:table-count="0" meta:image-count="0" meta:object-count="0" meta:page-count="2" meta:paragraph-count="20" meta:word-count="624" meta:character-count="4355" meta:non-whitespace-character-count="3738"/>
  </office:meta>
</office:document-meta>
</file>